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16b628b" officeooo:paragraph-rsid="016b628b" style:font-weight-asian="bold" style:font-weight-complex="bold"/>
    </style:style>
    <style:style style:name="P3" style:family="paragraph" style:parent-style-name="Text_20_body">
      <style:text-properties fo:font-weight="bold" officeooo:rsid="01737c13" officeooo:paragraph-rsid="01737c13" style:font-weight-asian="bold" style:font-weight-complex="bold"/>
    </style:style>
    <style:style style:name="P4" style:family="paragraph" style:parent-style-name="Text_20_body">
      <style:text-properties fo:font-weight="bold" officeooo:rsid="01784571" officeooo:paragraph-rsid="01784571" style:font-weight-asian="bold" style:font-weight-complex="bold"/>
    </style:style>
    <style:style style:name="P5" style:family="paragraph" style:parent-style-name="Text_20_body">
      <style:text-properties fo:font-weight="bold" officeooo:rsid="01786df5" officeooo:paragraph-rsid="01786df5" style:font-weight-asian="bold" style:font-weight-complex="bold"/>
    </style:style>
    <style:style style:name="P6" style:family="paragraph" style:parent-style-name="Text_20_body">
      <style:text-properties officeooo:paragraph-rsid="0136717d"/>
    </style:style>
    <style:style style:name="P7" style:family="paragraph" style:parent-style-name="Text_20_body">
      <style:text-properties fo:font-weight="normal" officeooo:rsid="01737c13" officeooo:paragraph-rsid="01737c13" style:font-weight-asian="normal" style:font-weight-complex="normal"/>
    </style:style>
    <style:style style:name="P8" style:family="paragraph" style:parent-style-name="Text_20_body">
      <style:text-properties fo:font-weight="normal" officeooo:rsid="017275e9" officeooo:paragraph-rsid="017275e9" style:font-weight-asian="normal" style:font-weight-complex="normal"/>
    </style:style>
    <style:style style:name="P9" style:family="paragraph" style:parent-style-name="Text_20_body">
      <style:text-properties officeooo:rsid="016b628b" officeooo:paragraph-rsid="016b628b"/>
    </style:style>
    <style:style style:name="P10" style:family="paragraph" style:parent-style-name="Text_20_body">
      <style:text-properties officeooo:rsid="016d96c2" officeooo:paragraph-rsid="016d96c2"/>
    </style:style>
    <style:style style:name="P11" style:family="paragraph" style:parent-style-name="Text_20_body">
      <style:text-properties officeooo:paragraph-rsid="0159f874"/>
    </style:style>
    <style:style style:name="P12" style:family="paragraph" style:parent-style-name="Text_20_body">
      <style:text-properties officeooo:paragraph-rsid="017275e9"/>
    </style:style>
    <style:style style:name="P13" style:family="paragraph" style:parent-style-name="Text_20_body">
      <style:text-properties fo:font-style="italic" fo:font-weight="bold" officeooo:rsid="016b628b" officeooo:paragraph-rsid="016b628b" style:font-style-asian="italic" style:font-weight-asian="bold" style:font-style-complex="italic" style:font-weight-complex="bold"/>
    </style:style>
    <style:style style:name="P14" style:family="paragraph" style:parent-style-name="Text_20_body">
      <style:text-properties fo:font-style="italic" fo:font-weight="bold" officeooo:paragraph-rsid="0136717d" style:font-style-asian="italic" style:font-weight-asian="bold" style:font-style-complex="italic" style:font-weight-complex="bold"/>
    </style:style>
    <style:style style:name="P15" style:family="paragraph" style:parent-style-name="Text_20_body">
      <style:text-properties fo:font-style="italic" fo:font-weight="bold" officeooo:rsid="01737c13" officeooo:paragraph-rsid="01737c13" style:font-style-asian="italic" style:font-weight-asian="bold" style:font-style-complex="italic" style:font-weight-complex="bold"/>
    </style:style>
    <style:style style:name="P16" style:family="paragraph" style:parent-style-name="Text_20_body">
      <style:text-properties officeooo:paragraph-rsid="017547ed"/>
    </style:style>
    <style:style style:name="P17" style:family="paragraph" style:parent-style-name="Text_20_body">
      <style:text-properties officeooo:rsid="017547ed" officeooo:paragraph-rsid="017547ed"/>
    </style:style>
    <style:style style:name="P18" style:family="paragraph" style:parent-style-name="Text_20_body">
      <style:text-properties officeooo:paragraph-rsid="017620b4"/>
    </style:style>
    <style:style style:name="P19" style:family="paragraph" style:parent-style-name="Text_20_body">
      <style:text-properties officeooo:paragraph-rsid="0176f8f6"/>
    </style:style>
    <style:style style:name="P20" style:family="paragraph" style:parent-style-name="Text_20_body">
      <style:text-properties officeooo:rsid="01784571" officeooo:paragraph-rsid="01784571"/>
    </style:style>
    <style:style style:name="P21" style:family="paragraph" style:parent-style-name="Text_20_body">
      <style:text-properties officeooo:rsid="01786df5" officeooo:paragraph-rsid="01786df5"/>
    </style:style>
    <style:style style:name="P22" style:family="paragraph" style:parent-style-name="Text_20_body">
      <style:text-properties fo:color="#000000" officeooo:paragraph-rsid="01786df5"/>
    </style:style>
    <style:style style:name="P23" style:family="paragraph" style:parent-style-name="Text_20_body">
      <style:text-properties fo:font-weight="normal" officeooo:rsid="01786df5" officeooo:paragraph-rsid="01786df5" style:font-weight-asian="normal" style:font-weight-complex="normal"/>
    </style:style>
    <style:style style:name="P24" style:family="paragraph" style:parent-style-name="Text_20_body">
      <style:text-properties officeooo:rsid="016d96c2" officeooo:paragraph-rsid="016d96c2"/>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33d2b9" style:font-weight-asian="bold" style:font-weight-complex="bold"/>
    </style:style>
    <style:style style:name="T5" style:family="text">
      <style:text-properties fo:font-weight="bold" officeooo:rsid="0147670a" style:font-weight-asian="bold" style:font-weight-complex="bold"/>
    </style:style>
    <style:style style:name="T6" style:family="text">
      <style:text-properties fo:font-weight="bold" officeooo:rsid="0169f723" style:font-weight-asian="bold" style:font-weight-complex="bold"/>
    </style:style>
    <style:style style:name="T7" style:family="text">
      <style:text-properties fo:font-weight="bold" officeooo:rsid="017275e9" style:font-weight-asian="bold" style:font-weight-complex="bold"/>
    </style:style>
    <style:style style:name="T8" style:family="text">
      <style:text-properties fo:font-weight="bold" officeooo:rsid="017620b4" style:font-weight-asian="bold" style:font-weight-complex="bold"/>
    </style:style>
    <style:style style:name="T9" style:family="text">
      <style:text-properties fo:font-weight="bold" officeooo:rsid="0176f8f6" style:font-weight-asian="bold" style:font-weight-complex="bold"/>
    </style:style>
    <style:style style:name="T10" style:family="text">
      <style:text-properties fo:font-weight="bold" officeooo:rsid="01784571" style:font-weight-asian="bold" style:font-weight-complex="bold"/>
    </style:style>
    <style:style style:name="T11" style:family="text">
      <style:text-properties fo:font-weight="bold" officeooo:rsid="01786df5"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169f723" style:font-weight-asian="normal" style:font-weight-complex="normal"/>
    </style:style>
    <style:style style:name="T14" style:family="text">
      <style:text-properties fo:font-weight="normal" officeooo:rsid="016ccd8e" style:font-weight-asian="normal" style:font-weight-complex="normal"/>
    </style:style>
    <style:style style:name="T15" style:family="text">
      <style:text-properties fo:font-weight="normal" officeooo:rsid="017275e9" style:font-weight-asian="normal" style:font-weight-complex="normal"/>
    </style:style>
    <style:style style:name="T16" style:family="text">
      <style:text-properties fo:font-weight="normal" officeooo:rsid="01737c13" style:font-weight-asian="normal" style:font-weight-complex="normal"/>
    </style:style>
    <style:style style:name="T17" style:family="text">
      <style:text-properties fo:font-weight="normal" officeooo:rsid="0174c7fc" style:font-weight-asian="normal" style:font-weight-complex="normal"/>
    </style:style>
    <style:style style:name="T18" style:family="text">
      <style:text-properties fo:font-weight="normal" officeooo:rsid="017547ed" style:font-weight-asian="normal" style:font-weight-complex="normal"/>
    </style:style>
    <style:style style:name="T19" style:family="text">
      <style:text-properties fo:font-weight="normal" officeooo:rsid="017620b4" style:font-weight-asian="normal" style:font-weight-complex="normal"/>
    </style:style>
    <style:style style:name="T20" style:family="text">
      <style:text-properties fo:font-weight="normal" officeooo:rsid="0176f8f6" style:font-weight-asian="normal" style:font-weight-complex="normal"/>
    </style:style>
    <style:style style:name="T21" style:family="text">
      <style:text-properties fo:font-weight="normal" officeooo:rsid="01784571" style:font-weight-asian="normal" style:font-weight-complex="normal"/>
    </style:style>
    <style:style style:name="T22" style:family="text">
      <style:text-properties fo:font-weight="normal" officeooo:rsid="016b628b" style:font-weight-asian="normal" style:font-weight-complex="normal"/>
    </style:style>
    <style:style style:name="T23" style:family="text">
      <style:text-properties fo:font-weight="normal" officeooo:rsid="01786df5" style:font-weight-asian="normal" style:font-weight-complex="normal"/>
    </style:style>
    <style:style style:name="T24" style:family="text">
      <style:text-properties fo:font-weight="normal" officeooo:rsid="017b0fe4" style:font-weight-asian="normal" style:font-weight-complex="normal"/>
    </style:style>
    <style:style style:name="T25" style:family="text">
      <style:text-properties officeooo:rsid="00e51007"/>
    </style:style>
    <style:style style:name="T26" style:family="text">
      <style:text-properties officeooo:rsid="0136328f"/>
    </style:style>
    <style:style style:name="T27" style:family="text">
      <style:text-properties officeooo:rsid="01548716"/>
    </style:style>
    <style:style style:name="T28" style:family="text">
      <style:text-properties officeooo:rsid="016b628b"/>
    </style:style>
    <style:style style:name="T29" style:family="text">
      <style:text-properties style:text-position="super 58%" fo:font-weight="normal" style:font-weight-asian="normal" style:font-weight-complex="normal"/>
    </style:style>
    <style:style style:name="T30" style:family="text">
      <style:text-properties style:text-position="super 58%" officeooo:rsid="016d96c2"/>
    </style:style>
    <style:style style:name="T31" style:family="text">
      <style:text-properties officeooo:rsid="0169f723"/>
    </style:style>
    <style:style style:name="T32" style:family="text">
      <style:text-properties officeooo:rsid="016d96c2"/>
    </style:style>
    <style:style style:name="T33" style:family="text">
      <style:text-properties officeooo:rsid="01737c13"/>
    </style:style>
    <style:style style:name="T34" style:family="text">
      <style:text-properties officeooo:rsid="0174c7f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17275e9" style:font-style-asian="italic" style:font-weight-asian="bold" style:font-style-complex="italic" style:font-weight-complex="bold"/>
    </style:style>
    <style:style style:name="T37" style:family="text">
      <style:text-properties officeooo:rsid="0176f8f6"/>
    </style:style>
    <style:style style:name="T38" style:family="text">
      <style:text-properties officeooo:rsid="01784571"/>
    </style:style>
    <style:style style:name="T39" style:family="text">
      <style:text-properties officeooo:rsid="01786d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28">8 March</text:span> 201<text:span text:style-name="T27">6</text:span> transmission <text:span text:style-name="T26">10-11 March</text:span> 201<text:span text:style-name="T27">6</text:span></text:p>
      <text:p text:style-name="P11"><text:span text:style-name="T2">[0]</text:span><text:span text:style-name="T25"> Hello everybody and welcome to IT Stuff for today, Thursday the first of January 1970. Have they gone? Good, that’s got rid of all the Apple fans, cos this month we found out if you set an iPhone or iPad or iPod to First January 1970, it gets bricked. Oh yes. Coming up on this month’s IT Stuff, Mac, Pi, and Nook. With me today: Kriss and Shi. And I’m Kanye West Bowling. On with the show!</text:span></text:p>
      <text:p text:style-name="P12"><text:span text:style-name="T7">[2 Min]</text:span><text:span text:style-name="T15"> So let’s get the Apple news out of the way. </text:span><text:span text:style-name="T16">Apparently there won’t be an Oculus Rift (you know, the VR headset thing) for the Mac, cos Macs just don’t have good enough graphics. Palmer Luckey who’s some Rift boss person said: “If they ever release a good computer, we will do it. </text:span>It boils down to the fact that Apple doesn't prioritise high-end GPUs.You can buy <text:span text:style-name="T33">a</text:span> $6,000 Mac Pro with the top of the line AMD FirePro D700 and it still doesn't meet our recommended spec." <text:span text:style-name="T33">lol</text:span></text:p>
      <text:p text:style-name="P17">Meanwhile, interesting use cases for the Rift are starting to emerge. Virtual D&amp;D! <text:span text:style-name="T38">Shi might have something to say about that later on?</text:span></text:p>
      <text:p text:style-name="P16"><text:span text:style-name="T18">The Mac platform has also been slow off the mark with malware. But </text:span><text:span text:style-name="T19">now we’ve got</text:span><text:span text:style-name="T16"> the first </text:span><text:span text:style-name="T17">M</text:span><text:span text:style-name="T16">ac-specific ransomware. The</text:span><text:span text:style-name="T19">re’s a</text:span><text:span text:style-name="T16"> torrent client </text:span><text:span text:style-name="T19">called Transmission, and it </text:span><text:span text:style-name="T16">got its Mac download infected somehow with a brand new bit of malware that does the usual, yer know, scrambles all yer files and extort</text:span><text:span text:style-name="T17">s money</text:span><text:span text:style-name="T16"> to get em back. </text:span><text:span text:style-name="T18">You get 72 hours to pay roughly £300. </text:span></text:p>
      <text:p text:style-name="P3">[<text:span text:style-name="T39">5</text:span> Min]<text:span text:style-name="T12"> </text:span><text:span text:style-name="T17">Moving on, or maybe not. H</text:span><text:span text:style-name="T12">ow is that different to what’s happening to Nook owners? </text:span><text:span text:style-name="T17">If you don’t know, t</text:span><text:span text:style-name="T12">hat’s one of them ebook things like the Kindle. Anyway it starts like this:</text:span></text:p>
      <text:p text:style-name="P15">“We have an important change to the NOOK service to announce.”</text:p>
      <text:p text:style-name="P7">Mm Hm, guess what’s coming.</text:p>
      <text:p text:style-name="P12"><text:span text:style-name="T36">“Effective from March 15, 2016, NOOK will no longer sell digital content in the United Kingdom. The NOOK Store on NOOK devices sold in the UK, on the UK NOOK Reading App for Android, and at </text:span><text:a xlink:type="simple" xlink:href="http://www.nook.com/gb" text:style-name="Internet_20_link" text:visited-style-name="Visited_20_Internet_20_Link"><text:span text:style-name="T36">nook.com/gb</text:span></text:a><text:span text:style-name="T36"> will cease operation. </text:span><text:span text:style-name="T35">To meet your digital reading needs going forward, NOOK has partnered with award-winning </text:span><text:a xlink:type="simple" xlink:href="https://welcome.sainsburysentertainment.co.uk/" text:style-name="Internet_20_link" text:visited-style-name="Visited_20_Internet_20_Link"><text:span text:style-name="T35">Sainsbury’s Entertainment on Demand</text:span></text:a><text:span text:style-name="T35"> to ensure that you have continued access to the vast majority of your purchased NOOK Books at no new cost to you. Further instructions on how to transfer your NOOK Books to a new or existing Sainsbury’s Entertainment on Demand account will be sent to you by email over the coming weeks”</text:span></text:p>
      <text:p text:style-name="P8"><text:span text:style-name="T34">Quote, </text:span>“continued access to the vast majority of your purchased NOOK Books at no new cost to you”. <text:span text:style-name="T34">Just slosh them words around in your head, and then ask yourself: how this is any different from ransomware?</text:span></text:p>
      <text:p text:style-name="P2"><text:span text:style-name="T31">[8</text:span> Min]<text:span text:style-name="T12"> Let us reflect on the relationship between </text:span><text:span text:style-name="T14">ordinary people</text:span><text:span text:style-name="T12"> and technology. </text:span><text:span text:style-name="T14">Ordinary people like Stephen Fry who has finally twigged he might be </text:span><text:span text:style-name="T17">better off</text:span><text:span text:style-name="T14"> without Twitter. </text:span><text:span text:style-name="T15">Ordinary people like Kanye West, who, well, he’s had a busy month, </text:span><text:span text:style-name="T17">but he</text:span><text:span text:style-name="T15"> used Twitter to try get a billion off of Mark Zuckerberg ... on the Twitters ... just think about that for a moment. </text:span><text:span text:style-name="T17">A</text:span><text:span text:style-name="T15">nd o</text:span><text:span text:style-name="T14">rdinary people like Donald Trump. </text:span><text:span text:style-name="T17">Is he still a thing? because</text:span><text:span text:style-name="T14"> the MIT Artificial Intelligence lab has coded up a Trump Twitter bot, </text:span><text:span text:style-name="T17">it</text:span><text:span text:style-name="T14"> tweets, </text:span><text:span text:style-name="T17">well,</text:span><text:span text:style-name="T14"> synthetic Trumpage. Here ya go:</text:span></text:p>
      <text:p text:style-name="P13"><text:span text:style-name="T32">7</text:span><text:span text:style-name="T30">th</text:span><text:span text:style-name="T32"> March: I have two sides. The Republican Party. The middle class. We need a lot of the last thing.</text:span></text:p>
      <text:p text:style-name="P13"><text:span text:style-name="T32">5</text:span><text:span text:style-name="T30">th</text:span><text:span text:style-name="T32"> March: Right now, think of this: We owe China $1.3 trillion. We owe Japan more than that. We have gun laws. I'll bring back our money.</text:span></text:p>
      <text:p text:style-name="P14"><text:span text:style-name="T32">March 4</text:span><text:span text:style-name="T30">th</text:span><text:span text:style-name="T32">: we really do have people that are stupid.</text:span></text:p>
      <text:p text:style-name="P10"><text:span text:style-name="T15">So much better than the real thing. </text:span><text:span text:style-name="T13">T</text:span><text:span text:style-name="T12">hat’s @DeepDrumpf on Twitter.</text:span></text:p>
      <text:p text:style-name="P10"><text:span text:style-name="T12"/></text:p>
      <text:p text:style-name="P5"><text:soft-page-break/><text:span text:style-name="T31">[</text:span>10 Min]<text:span text:style-name="T12"> </text:span><text:span text:style-name="T24">Shock announcement of the month, Microsoft has just announced that SQL server has been ported to Linux, with general availability some time next year. As if we want that thing. Linus himself once said that if Microsoft ever ported an application to Linux, he’d have won. What’s the significance of this do we think?</text:span></text:p>
      <text:p text:style-name="P9"><text:span text:style-name="T6">[</text:span><text:span text:style-name="T1">1</text:span><text:span text:style-name="T11">2</text:span><text:span text:style-name="T1"> Min] </text:span><text:span text:style-name="T13">Y</text:span><text:span text:style-name="T12">ou’re listening to BCB Radio 106.6fm, this is the March edition of IT Stuff, and now it’s time for shiney gadgets in Shi’s World of Stuff!</text:span></text:p>
      <text:p text:style-name="P21"><text:span text:style-name="T12">Anniversary Corner, the Raspberry Pi 4</text:span><text:span text:style-name="T29">th</text:span><text:span text:style-name="T12"> Birthday -- </text:span><text:span text:style-name="T13">R</text:span><text:span text:style-name="T12">aspberry Pi 3 surprise surprise</text:span></text:p>
      <text:p text:style-name="P23">Marble Machine on Youtube - wooden contraption ball bearings falling onto stuff (!)</text:p>
      <text:p text:style-name="P22"><text:span text:style-name="T23">POP Bluetooth </text:span>The Original Wireless Retro Handset </text:p>
      <text:p text:style-name="P20"><text:span text:style-name="T6">[</text:span><text:span text:style-name="T1">17 Min]</text:span><text:span text:style-name="T12"> </text:span><text:span text:style-name="T22">And now here’s our regular feature where we catch up with what went on at last year’s Leeds Hack. </text:span><text:span text:style-name="T13">I</text:span><text:span text:style-name="T22">n this episode Brian interrogates </text:span><text:span text:style-name="T23">Rob, Sam, Alex and Rob on their project entitled Movie Me.</text:span></text:p>
      <text:p text:style-name="P18"><text:span text:style-name="T6">[</text:span><text:span text:style-name="T10">23 </text:span><text:span text:style-name="T8">Min]</text:span><text:span text:style-name="T19"> Upcoming events, let’s mention </text:span><text:span text:style-name="T23">GaMaYo 10 on Thursday 21st April in Leeds. Kicks off at 6-30pm. What is it? Tickets on Eventbrite.</text:span></text:p>
      <text:p text:style-name="P19"><text:span text:style-name="T10">[25 min]</text:span><text:span text:style-name="T21"> </text:span><text:span text:style-name="T13">A</text:span><text:span text:style-name="T20">nd that’s pretty much the end of the show. </text:span><text:span text:style-name="T23">Thanks to my brilliant chums Shi, Kriss and Dick! </text:span><text:span text:style-name="T20">We leave you with this gem off of the You Tubes, specifically </text:span><text:a xlink:type="simple" xlink:href="https://www.youtube.com/channel/UCP2-S6-M9ZvlY8t7cRn4O6A" text:style-name="Internet_20_link" text:visited-style-name="Visited_20_Internet_20_Link"><text:span text:style-name="T12">Malinda Kathleen Reese</text:span></text:a><text:span text:style-name="T12"> </text:span><text:span text:style-name="T20">who is going to introduce it herself. Take it away Malinda!</text:span></text:p>
      <text:p text:style-name="P4"><text:span text:style-name="T37">[</text:span>25 min 22 sec] LETITGO.WAV</text:p>
      <text:p text:style-name="P6"><text:span text:style-name="T3">[29 min 5</text:span><text:span text:style-name="T4">2</text:span><text:span text:style-name="T3"> sec] end</text:span></text:p>
      <text:p text:style-name="P19"><text:span text:style-name="T3">M</text:span><text:span text:style-name="T5">usicstuffs:<text:line-break/></text:span><text:span text:style-name="T9">Google Translate sings "Let It Go" from Frozen<text:line-break/></text:span><text:span text:style-name="T5">https://www.youtube.com/watch?v=2bVAoVlFYf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6-03-08T14:21:05.151029163</dc:date>
    <meta:editing-duration>PT7H12M28S</meta:editing-duration>
    <meta:editing-cycles>61</meta:editing-cycles>
    <meta:generator>LibreOffice/5.1.0.3$Linux_X86_64 LibreOffice_project/10m0$Build-3</meta:generator>
    <meta:document-statistic meta:table-count="0" meta:image-count="0" meta:object-count="0" meta:page-count="2" meta:paragraph-count="26" meta:word-count="876" meta:character-count="4895" meta:non-whitespace-character-count="4043"/>
  </office:meta>
</office:document-meta>
</file>